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officeooo:rsid="00066002" officeooo:paragraph-rsid="00066002"/>
    </style:style>
    <style:style style:name="P5" style:family="paragraph" style:parent-style-name="Text_20_body">
      <style:text-properties officeooo:paragraph-rsid="0006cd26"/>
    </style:style>
    <style:style style:name="T1" style:family="text">
      <style:text-properties officeooo:rsid="00037f94"/>
    </style:style>
    <style:style style:name="T2" style:family="text">
      <style:text-properties officeooo:rsid="00047e3b"/>
    </style:style>
    <style:style style:name="T3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ar Editors,</text:p>
      <text:p text:style-name="Text_20_body">I am writing to submit a proposal for a <text:span text:style-name="T1">Methods </text:span>article. </text:p>
      <text:p text:style-name="P2"><text:span text:style-name="T3">Proposed Title</text:span>: SegColR: Deep Learning for Automated Segmentation and Color Extraction</text:p>
      <text:p text:style-name="P2"><text:line-break/><text:span text:style-name="T3">Nature and Novelty of the Work</text:span>: Citizen science platforms like iNaturalist generate vast amounts of biodiversity data, with millions of observations globally. Extracting phenotypic information, such as organism color, from these images at such a large scale presents significant challenges. Manual extraction methods are often subjective and time-consuming. To address this, I have developed SegColR, a novel software package that automates image segmentation and color extraction using state-of-the-art deep learning models, GroundingDINO and SegmentAnything.</text:p>
      <text:p text:style-name="P2"><text:line-break/><text:span text:style-name="T3">Contribution to the Discipline</text:span>: The implementation of deep learning tools in R is an important step towards making deep learning techniques widely available to biologists. R is one of the most widely used programming languages for academic ecologists and evolutionary biologists, but most deep-learning developments take place in Python. SegColR provides a robust, user-friendly R-based interface that makes advanced image processing techniques accessible to evolutionary biologists and ecologists. Furthermore, by automating the segmentation and color extraction processes, SegColR enables phenotypic data extraction from non-standardized citizen science images, facilitating large-scale biodiversity studies and ecological research.<text:line-break/><text:line-break/><text:span text:style-name="T3">Usage</text:span>: SegColR provides ecologists a simple interface to do object detection and segmentation and because I use lightweight, pretrained models, they are able to do so on their personal computer. Furthermore, utilizing prompt-based object detection allows for remarkable flexibility in extracting only certain parts of an image (as I demonstrate in the manuscript by excluding the fins of a fish from a color extraction). In the figure attached below I demonstrate the main output of the R-package which is a segmented image and basic color extraction. (Note: the figures shown are produced directly by the SegColR package without any modification.)  </text:p>
      <text:p text:style-name="Text_20_body"/>
      <text:p text:style-name="P5">Thank you for considering this proposal. I look forward to the opportunity to submit the full article for review.</text:p>
      <text:p text:style-name="P4">Best regards,</text:p>
      <text:p text:style-name="P4">James Boyko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0:03:12.503918909</meta:creation-date>
    <dc:date>2024-08-01T10:18:57.794199224</dc:date>
    <meta:editing-duration>PT15M44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8" meta:word-count="315" meta:character-count="2241" meta:non-whitespace-character-count="1928"/>
  </office:meta>
</office:document-meta>
</file>